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itle">
      <style:text-properties fo:language="fr" fo:country="FR"/>
    </style:style>
    <style:style style:name="P5" style:family="paragraph" style:parent-style-name="Header">
      <style:text-properties fo:language="fr" fo:country="FR"/>
    </style:style>
    <style:style style:name="P6" style:family="paragraph" style:parent-style-name="Subtitle">
      <style:text-properties fo:language="fr" fo:country="FR" officeooo:rsid="002757ba" officeooo:paragraph-rsid="007ff4bb"/>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88dfc6"/>
    </style:style>
    <style:style style:name="P9" style:family="paragraph" style:parent-style-name="Text_20_body">
      <style:text-properties fo:language="fr" fo:country="FR" officeooo:paragraph-rsid="008ac929"/>
    </style:style>
    <style:style style:name="P10" style:family="paragraph" style:parent-style-name="Text_20_body" style:list-style-name="L1">
      <style:text-properties fo:language="fr" fo:country="FR" officeooo:rsid="008ac929" officeooo:paragraph-rsid="008ac929"/>
    </style:style>
    <style:style style:name="P11" style:family="paragraph" style:parent-style-name="Text_20_body">
      <style:text-properties fo:language="fr" fo:country="FR" officeooo:paragraph-rsid="008bc036"/>
    </style:style>
    <style:style style:name="P12" style:family="paragraph" style:parent-style-name="Text_20_body" style:list-style-name="L2">
      <style:text-properties fo:language="fr" fo:country="FR" officeooo:rsid="008bc036" officeooo:paragraph-rsid="008bc036"/>
    </style:style>
    <style:style style:name="P13" style:family="paragraph" style:parent-style-name="Text_20_body" style:list-style-name="L2">
      <style:text-properties fo:language="fr" fo:country="FR" officeooo:rsid="008c53a1" officeooo:paragraph-rsid="008c53a1"/>
    </style:style>
    <style:style style:name="P14" style:family="paragraph" style:parent-style-name="Text_20_body" style:list-style-name="L2">
      <style:text-properties fo:language="fr" fo:country="FR" officeooo:rsid="008c53a1" officeooo:paragraph-rsid="008cd078"/>
    </style:style>
    <style:style style:name="P15" style:family="paragraph" style:parent-style-name="Text_20_body">
      <style:text-properties fo:language="fr" fo:country="FR" officeooo:rsid="008c53a1" officeooo:paragraph-rsid="008cd078"/>
    </style:style>
    <style:style style:name="P16" style:family="paragraph" style:parent-style-name="Text_20_body">
      <style:text-properties fo:language="fr" fo:country="FR" officeooo:rsid="008c53a1" officeooo:paragraph-rsid="008e5386"/>
    </style:style>
    <style:style style:name="P17" style:family="paragraph" style:parent-style-name="Text_20_body">
      <style:text-properties fo:language="fr" fo:country="FR" officeooo:rsid="008c53a1" officeooo:paragraph-rsid="0092d342"/>
    </style:style>
    <style:style style:name="P18" style:family="paragraph" style:parent-style-name="Subtitle">
      <style:text-properties fo:language="fr" fo:country="FR" officeooo:rsid="007ff4bb" officeooo:paragraph-rsid="007ff4bb"/>
    </style:style>
    <style:style style:name="P19" style:family="paragraph" style:parent-style-name="Heading_20_1">
      <style:text-properties fo:language="fr" fo:country="FR"/>
    </style:style>
    <style:style style:name="P20" style:family="paragraph" style:parent-style-name="Heading_20_1">
      <style:text-properties fo:language="fr" fo:country="FR" officeooo:rsid="0088dfc6" officeooo:paragraph-rsid="0088dfc6"/>
    </style:style>
    <style:style style:name="P21" style:family="paragraph" style:parent-style-name="Heading_20_2">
      <style:text-properties fo:language="fr" fo:country="FR"/>
    </style:style>
    <style:style style:name="P22" style:family="paragraph" style:parent-style-name="Heading_20_3">
      <style:text-properties fo:language="fr" fo:country="FR" officeooo:rsid="008ac929" officeooo:paragraph-rsid="008ac929"/>
    </style:style>
    <style:style style:name="P23" style:family="paragraph" style:parent-style-name="Heading_20_3">
      <style:text-properties fo:language="fr" fo:country="FR" officeooo:paragraph-rsid="00936dd2"/>
    </style:style>
    <style:style style:name="P24" style:family="paragraph" style:parent-style-name="Preformatted_20_Text">
      <style:paragraph-properties fo:text-align="start" style:justify-single-word="false"/>
      <style:text-properties fo:color="#800080" fo:language="fr" fo:country="FR" officeooo:rsid="008c53a1" officeooo:paragraph-rsid="0092d342"/>
    </style:style>
    <style:style style:name="P25" style:family="paragraph" style:parent-style-name="Preformatted_20_Text">
      <style:paragraph-properties fo:margin-top="0cm" fo:margin-bottom="0.499cm" style:contextual-spacing="false" fo:text-align="start" style:justify-single-word="false" fo:background-color="#ffffff">
        <style:background-image/>
      </style:paragraph-properties>
      <style:text-properties fo:color="#800080" fo:language="fr" fo:country="FR"/>
    </style:style>
    <style:style style:name="P26" style:family="paragraph" style:parent-style-name="Preformatted_20_Text">
      <style:paragraph-properties fo:text-align="start" style:justify-single-word="false" fo:background-color="#ffffff">
        <style:background-image/>
      </style:paragraph-properties>
      <style:text-properties fo:color="#000000" fo:language="fr" fo:country="FR"/>
    </style:style>
    <style:style style:name="T1" style:family="text">
      <style:text-properties officeooo:rsid="000da322"/>
    </style:style>
    <style:style style:name="T2" style:family="text">
      <style:text-properties officeooo:rsid="007ff4bb"/>
    </style:style>
    <style:style style:name="T3" style:family="text">
      <style:text-properties officeooo:rsid="0085b4af"/>
    </style:style>
    <style:style style:name="T4" style:family="text">
      <style:text-properties officeooo:rsid="0088977f"/>
    </style:style>
    <style:style style:name="T5" style:family="text">
      <style:text-properties officeooo:rsid="0088dfc6"/>
    </style:style>
    <style:style style:name="T6" style:family="text">
      <style:text-properties fo:font-style="italic" officeooo:rsid="008ac929" style:font-style-asian="italic" style:font-style-complex="italic"/>
    </style:style>
    <style:style style:name="T7" style:family="text">
      <style:text-properties fo:font-style="italic" officeooo:rsid="008cd078" style:font-style-asian="italic" style:font-style-complex="italic"/>
    </style:style>
    <style:style style:name="T8" style:family="text">
      <style:text-properties fo:font-style="italic" officeooo:rsid="008e5386" style:font-style-asian="italic" style:font-style-complex="italic"/>
    </style:style>
    <style:style style:name="T9" style:family="text">
      <style:text-properties fo:font-style="italic" officeooo:rsid="0092d342" style:font-style-asian="italic" style:font-style-complex="italic"/>
    </style:style>
    <style:style style:name="T10" style:family="text">
      <style:text-properties fo:font-style="normal" officeooo:rsid="008e5386" style:font-style-asian="normal" style:font-style-complex="normal"/>
    </style:style>
    <style:style style:name="T11" style:family="text">
      <style:text-properties fo:font-style="normal" officeooo:rsid="0091c5a2" style:font-style-asian="normal" style:font-style-complex="normal"/>
    </style:style>
    <style:style style:name="T12" style:family="text">
      <style:text-properties fo:font-style="normal" officeooo:rsid="0092d342" style:font-style-asian="normal" style:font-style-complex="normal"/>
    </style:style>
    <style:style style:name="T13" style:family="text">
      <style:text-properties fo:font-style="normal" officeooo:rsid="008ac929" style:font-style-asian="normal" style:font-style-complex="normal"/>
    </style:style>
    <style:style style:name="T14" style:family="text">
      <style:text-properties fo:font-style="normal" officeooo:rsid="00936dd2" style:font-style-asian="normal" style:font-style-complex="normal"/>
    </style:style>
    <style:style style:name="T15" style:family="text">
      <style:text-properties officeooo:rsid="008ac929"/>
    </style:style>
    <style:style style:name="T16" style:family="text">
      <style:text-properties officeooo:rsid="008c53a1"/>
    </style:style>
    <style:style style:name="T17" style:family="text">
      <style:text-properties officeooo:rsid="008cd078"/>
    </style:style>
    <style:style style:name="T18" style:family="text">
      <style:text-properties fo:font-weight="bold" style:font-weight-asian="bold" style:font-weight-complex="bold"/>
    </style:style>
    <style:style style:name="T19" style:family="text">
      <style:text-properties fo:color="#004a43"/>
    </style:style>
    <style:style style:name="T20" style:family="text">
      <style:text-properties fo:color="#800000"/>
    </style:style>
    <style:style style:name="T21" style:family="text">
      <style:text-properties fo:color="#800000" fo:font-weight="bold"/>
    </style:style>
    <style:style style:name="T22" style:family="text">
      <style:text-properties fo:color="#40015a"/>
    </style:style>
    <style:style style:name="T23" style:family="text">
      <style:text-properties fo:color="#808030"/>
    </style:style>
    <style:style style:name="T24" style:family="text">
      <style:text-properties fo:color="#008c00"/>
    </style:style>
    <style:style style:name="T25" style:family="text">
      <style:text-properties fo:color="#8000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text:span text:style-name="T1">Module : Compilation </text:span></text:p>
      <text:p text:style-name="P1"/>
      <text:p text:style-name="P4"/>
      <text:p text:style-name="P4"/>
      <text:p text:style-name="P4">TP<text:span text:style-name="T2"> :</text:span> <text:span text:style-name="T3">Recherche d'informations</text:span></text:p>
      <text:p text:style-name="P6">I<text:span text:style-name="T2">mplémentation d'un analyseur de corpus de documents scientifiques</text:span></text:p>
      <text:p text:style-name="P18"/>
      <text:p text:style-name="P2"/>
      <text:p text:style-name="P2"/>
      <text:p text:style-name="P2"/>
      <text:p text:style-name="P2"/>
      <text:p text:style-name="P2"/>
      <text:p text:style-name="P2"/>
      <text:p text:style-name="P2"/>
      <text:p text:style-name="P2">Réalisé par : </text:p>
      <text:p text:style-name="P3"><text:tab/>Ait Bachir Samy</text:p>
      <text:p text:style-name="P3"><text:tab/>Benchenouf Mohamed</text:p>
      <text:p text:style-name="P3"/>
      <text:p text:style-name="P3"/>
      <text:p text:style-name="P3"/>
      <text:p text:style-name="P3"/>
      <text:h text:style-name="P19" text:outline-level="1"><text:soft-page-break/>Introduction :</text:h>
      <text:p text:style-name="P8"><text:tab/><text:span text:style-name="T4">Dans le cadre des TP de compilation, il a été demandé implémenter un analyseur lexical, syntaxique, et sémantique de corpus de documents scientifique, puis d'utiliser les documents validés par cette analyse, afin d'extraire certaines informations.</text:span></text:p>
      <text:p text:style-name="P8"><text:span text:style-name="T4"><text:tab/>Ce rapport présentera les façons utilisées pour implémenter les différentes partie de ce TP, a commencer par la partie de l'analyse du document, constituée de l'analyse lexicale, syntaxique puis sémantique, pour passer en suite au programme offrant les outils permettant d’extraire les informations des documents validés.</text:span></text:p>
      <text:h text:style-name="P20" text:outline-level="1">Implémentation</text:h>
      <text:h text:style-name="P21" text:outline-level="2"><text:span text:style-name="T15">Analyseur de documents</text:span><text:tab/></text:h>
      <text:p text:style-name="P9"><text:span text:style-name="T5">Tous d'abord, avant de pouvoir passer à la recherche d'information a proprement parler dans un corpus, il faut analyser les documents du corpus afin de déterminer quels documents sont valides et quels documents sont a laisser de coté ou a corriger (selon le vouloir de l'utilisateur), pour ça nous devons créer un analyseur capable de déterminer si un document est bien formé.</text:span></text:p>
      <text:p text:style-name="P9"><text:span text:style-name="T5"><text:tab/>Cet analyseur peut être divisé en trois partie principales :</text:span></text:p>
      <text:list xml:id="list4960500800130656019" text:style-name="L1">
        <text:list-item>
          <text:p text:style-name="P10">L'analyse lexicale : dont le but est de séparer chaque entité lexicale du corpus et de vérifier si celle ci est valide.</text:p>
        </text:list-item>
        <text:list-item>
          <text:p text:style-name="P10">L'analyse syntaxique : dont le but est de prendre une suite d'entités lexicales et de déterminer si l'ordre dans lequel elles sont agencées est un ordre valide.</text:p>
        </text:list-item>
        <text:list-item>
          <text:p text:style-name="P10">L'analyse sémantique : qui a pour but de déterminer si certaines entités ont lieu d'exister ou non dans le documents par rapport au sens qu'elles ont dans ce dernier.</text:p>
        </text:list-item>
      </text:list>
      <text:h text:style-name="P22" text:outline-level="3">Analyse Lexicale</text:h>
      <text:p text:style-name="P9"><text:tab/><text:span text:style-name="T15">L'analyse lexicale d'un document permettra donc de dire si les entités du document sont bien des entités valides du point de vu lexical, c'est a dire que cette analyse aura pour but de transmettre a la phase suivante des entités lexicalement correctes pour poursuivre l'analyse du document si toutes les entités dont bien formées, ou d'invalider le document dans le cas contraire.</text:span></text:p>
      <text:p text:style-name="P9"><text:span text:style-name="T15"><text:tab/>Pour implémenter l'analyseur lexical de documents scientifique, le programme </text:span><text:span text:style-name="T6">flex</text:span><text:span text:style-name="T15"> a été utiliser.</text:span></text:p>
      <text:p text:style-name="P9"><text:span text:style-name="T15"><text:tab/></text:span><text:span text:style-name="T6">Flex</text:span><text:span text:style-name="T15"> est générateur d'analyseurs lexicaux de </text:span><text:span text:style-name="T6">GNU</text:span><text:span text:style-name="T15">, qui grâce a sa reconnaissance des langages réguliers, et au expressions rationnelles, permet de générer des programmes permettant de reconnaître les mots d'un langage.</text:span></text:p>
      <text:p text:style-name="P11"><text:span text:style-name="T15"><text:tab/> L'implémentation de l'analyseur lexical (</text:span><text:span text:style-name="T6">ProjetCompil.l</text:span><text:span text:style-name="T15">) est triviale, elle permet de reconnaître les éléments lexicaux suivants :</text:span></text:p>
      <text:list xml:id="list8107167489442406953" text:style-name="L2">
        <text:list-item>
          <text:p text:style-name="P12"><text:soft-page-break/>Les points : « . » et les codifies Point</text:p>
        </text:list-item>
        <text:list-item>
          <text:p text:style-name="P12">Les virgules : « , » et les codifies Virgule</text:p>
        </text:list-item>
        <text:list-item>
          <text:p text:style-name="P12">Les sauts de ligne : « \n » et les codifies SL</text:p>
        </text:list-item>
        <text:list-item>
          <text:p text:style-name="P12">Les espaces : «  » et les codifies Space</text:p>
        </text:list-item>
        <text:list-item>
          <text:p text:style-name="P12">Les tabulations : « \t » et les codifies Tabulation</text:p>
        </text:list-item>
        <text:list-item>
          <text:p text:style-name="P12">Les mots clés : TITLE, AUTHORS, ABSTRACT, KEYWORDS, INTRODUCTION, RELATEDWORKS, CONCEPTION, EXPERIMENTALRESULTS, CONCLUSION, REFERENCES, et les codifies respectivement : TITLE, AUTHORS, ABSTRACT, KEYWORDS, INTRODUCTION, RELATEDWORKS, CONCEPTION, EXPERIMENTALRESULTS, CONCLUSION, REFERENCES.</text:p>
        </text:list-item>
        <text:list-item>
          <text:p text:style-name="P12">Les mots simples : Mots composés de lettres et de chiffres (qui commencent par une lettre) <text:span text:style-name="T16">et les </text:span>codifies <text:span text:style-name="T16">Word</text:span></text:p>
        </text:list-item>
        <text:list-item>
          <text:p text:style-name="P13">Les mots composés : Mots composés de deux mot simples séparrés par un trait d'union « - » et les codifies CompoundWord</text:p>
        </text:list-item>
        <text:list-item>
          <text:p text:style-name="P13">Les ponctuation : « ?!;: » et les codifies Ponctuation</text:p>
        </text:list-item>
        <text:list-item>
          <text:p text:style-name="P14">Les références : nombres entiers entre crochets et les codifies Ref</text:p>
        </text:list-item>
      </text:list>
      <text:p text:style-name="P15"/>
      <text:p text:style-name="P16"><text:tab/><text:span text:style-name="T17">Ces entités, une fois reconnues, sont retournées codifiés, tel qu'il est dis si dessus, à l'analyseur syntaxique/sémantique, et les entités non reconnues génèrent un affichage du message d'erreur « Erreur lexical: élément non reconnut </text:span><text:span text:style-name="T7">entité</text:span><text:span text:style-name="T17"> ligne </text:span><text:span text:style-name="T7">ligne</text:span><text:span text:style-name="T17"> colonne </text:span><text:span text:style-name="T7">colonne</text:span><text:span text:style-name="T17"> position </text:span><text:span text:style-name="T7">position</text:span><text:span text:style-name="T17"> »  ou </text:span><text:span text:style-name="T7">entité </text:span><text:span text:style-name="T10">est l'entité non reconnue, </text:span><text:span text:style-name="T8">ligne </text:span><text:span text:style-name="T10"><text:s/>est la ligne a laquelle il se trouve, </text:span><text:span text:style-name="T8">colonne </text:span><text:span text:style-name="T10">est la colonne a laquelle il se trouve, et </text:span><text:span text:style-name="T8">position </text:span><text:span text:style-name="T10">est la position a laquelle il se trouve.</text:span></text:p>
      <text:p text:style-name="P17"><text:span text:style-name="T10"><text:tab/></text:span><text:span text:style-name="T11">L'analyseur lexical a besoin donc de variables pour manipuler les numéros de lignes, colonnes, ainsi que la position a laquelle se trouve une entité. </text:span><text:span text:style-name="T12">De plus l'analyseur a besoin de certaines fonctions C tels que </text:span><text:span text:style-name="T9">strlen</text:span><text:span text:style-name="T12"> ou </text:span><text:span text:style-name="T9">strdup</text:span><text:span text:style-name="T11"> , </text:span><text:span text:style-name="T12">il a donc besoin d'avoir accès aux prototypes de ses fonctions.</text:span></text:p>
      <text:p text:style-name="P17"><text:span text:style-name="T12"><text:tab/>La première partie du fichier </text:span><text:span text:style-name="T11"><text:s/></text:span><text:span text:style-name="T6">ProjetCompil.l </text:span><text:span text:style-name="T12">est celle qui s'occupe de la déclaration de variables et de macros et de l'inclusion des bibliothèques C nécessaires :</text:span></text:p>
      <text:p text:style-name="P24">%{</text:p>
      <text:p text:style-name="P26"><text:span text:style-name="T19">#include </text:span><text:span text:style-name="T20">&lt;</text:span><text:span text:style-name="T22">stdlib.h</text:span><text:span text:style-name="T20">&gt;</text:span></text:p>
      <text:p text:style-name="P26"><text:span text:style-name="T19">#include </text:span><text:span text:style-name="T20">&lt;</text:span><text:span text:style-name="T22">stdio.h</text:span><text:span text:style-name="T20">&gt;</text:span></text:p>
      <text:p text:style-name="P26"><text:span text:style-name="T19">#include </text:span><text:span text:style-name="T20">&lt;</text:span><text:span text:style-name="T22">string.h</text:span><text:span text:style-name="T20">&gt;</text:span></text:p>
      <text:p text:style-name="P26"><text:span text:style-name="T19">#include </text:span><text:span text:style-name="T20">&lt;</text:span><text:span text:style-name="T22">time.h</text:span><text:span text:style-name="T20">&gt;</text:span></text:p>
      <text:p text:style-name="P26"><text:span text:style-name="T19">#include </text:span><text:span text:style-name="T20">"</text:span><text:span text:style-name="T22">ProjetCompil.tab.h</text:span><text:span text:style-name="T20">"</text:span></text:p>
      <text:p text:style-name="P26"><text:span text:style-name="T21">int</text:span> ligne<text:span text:style-name="T23">=</text:span><text:span text:style-name="T24">0</text:span><text:span text:style-name="T23">,</text:span> col<text:span text:style-name="T23">=</text:span><text:span text:style-name="T24">0</text:span><text:span text:style-name="T23">,</text:span>pos<text:span text:style-name="T23">=</text:span><text:span text:style-name="T24">0</text:span><text:span text:style-name="T25">;</text:span></text:p>
      <text:p text:style-name="P26"><text:span text:style-name="T21">extern</text:span> YYSTYPE yylval<text:span text:style-name="T25">;</text:span> </text:p>
      <text:p text:style-name="P25">%}</text:p>
      <text:h text:style-name="P23" text:outline-level="3"><text:soft-page-break/><text:span text:style-name="T14">Analyse Syntaxique</text:span></text:h>
      <text:h text:style-name="P23" text:outline-level="3"><text:span text:style-name="T12"><text:s text: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1-12T13:10:15.823364264</dc:date>
    <meta:editing-duration>PT22H27M58S</meta:editing-duration>
    <meta:editing-cycles>109</meta:editing-cycles>
    <meta:generator>LibreOffice/4.2.7.2$Linux_X86_64 LibreOffice_project/420m0$Build-2</meta:generator>
    <meta:document-statistic meta:table-count="0" meta:image-count="0" meta:object-count="0" meta:page-count="4" meta:paragraph-count="45" meta:word-count="715" meta:character-count="4509" meta:non-whitespace-character-count="3830"/>
  </office:meta>
</office:document-meta>
</file>